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9d84" officeooo:paragraph-rsid="00109d84"/>
    </style:style>
    <style:style style:name="P2" style:family="paragraph" style:parent-style-name="Preformatted_20_Text">
      <style:text-properties officeooo:rsid="00109d84" officeooo:paragraph-rsid="00109d84"/>
    </style:style>
    <style:style style:name="P3" style:family="paragraph" style:parent-style-name="Preformatted_20_Text">
      <style:text-properties style:font-name="Liberation Mono" fo:font-size="10pt" officeooo:rsid="00109d84" officeooo:paragraph-rsid="00109d84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09d84" officeooo:paragraph-rsid="00109d84" style:font-name-asian="Nimbus Mono L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/>0. ( <text:s/>1) xT # miscellaneous</text:p>
            <text:p text:style-name="P2"><text:s text:c="4"/>8. ( <text:s/>1) 3T # variety</text:p>
            <text:p text:style-name="P2"><text:s text:c="3"/>14. ( <text:s/>1) xT # synopsis</text:p>
            <text:p text:style-name="P2"><text:s text:c="2"/>223. ( <text:s/>1) xx # ghastly</text:p>
            <text:p text:style-name="P2"><text:s text:c="2"/>268. ( <text:s/>3) xx # radians</text:p>
            <text:p text:style-name="P3"><text:s text:c="2"/>317. ( <text:s/>1) 3T # explore</text:p>
          </table:table-cell>
          <table:table-cell table:style-name="Table1.B1" office:value-type="string">
            <text:p text:style-name="P5">0. (1) xT # Разное</text:p>
            <text:p text:style-name="P5">     8. (1) 3T # сорт</text:p>
            <text:p text:style-name="P5">    14. (1) xT # синопсис</text:p>
            <text:p text:style-name="P5">   223. (1) хх # страшно</text:p>
            <text:p text:style-name="P5">   268. (3) хх # радианы</text:p>
            <text:p text:style-name="P5">   317. (1) 3T # исследовать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2">=== Word number is 822</text:p>
      <text:p text:style-name="P2"/>
      <text:p text:style-name="P2">=== Unique word number is 320</text:p>
      <text:p text:style-name="P2"><text:s text:c="3"/></text:p>
      <text:p text:style-name="P2"/>
      <text:p text:style-name="P2">=== Unknown word number is 6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20:12:26.531141493</dc:date>
    <meta:editing-duration>PT30S</meta:editing-duration>
    <meta:editing-cycles>1</meta:editing-cycles>
    <meta:document-statistic meta:table-count="1" meta:image-count="0" meta:object-count="0" meta:page-count="1" meta:paragraph-count="16" meta:word-count="83" meta:character-count="376" meta:non-whitespace-character-count="267"/>
    <meta:generator>LibreOffice/5.1.6.2$Linux_X86_64 LibreOffice_project/10m0$Build-2</meta:generator>
  </office:meta>
</office:document-meta>
</file>